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CONF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CONF</text:p>
          </table:table-cell>
          <table:table-cell table:style-name="ce4" office:value-type="float" office:value="2052" calcext:value-type="float">
            <text:p>2052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_scale_analog</text:p>
          </table:table-cell>
          <table:table-cell table:style-name="ce5" table:formula="of:=IF(BITAND([.$C$3];(1*(2^[.A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ternal_Rsense</text:p>
          </table:table-cell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n_pwm_mode</text:p>
          </table:table-cell>
          <table:table-cell table:style-name="ce5" table:formula="of:=IF(BITAND([.$C$3];(1*(2^[.A6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enc_commutation</text:p>
          </table:table-cell>
          <table:table-cell table:style-name="ce5" table:formula="of:=IF(BITAND([.$C$3];(1*(2^[.A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haft</text:p>
          </table:table-cell>
          <table:table-cell table:style-name="ce5" table:formula="of:=IF(BITAND([.$C$3];(1*(2^[.A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iag0_error</text:p>
          </table:table-cell>
          <table:table-cell table:style-name="ce5" table:formula="of:=IF(BITAND([.$C$3];(1*(2^[.A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diag0_otpw</text:p>
          </table:table-cell>
          <table:table-cell table:style-name="ce5" table:formula="of:=IF(BITAND([.$C$3];(1*(2^[.A1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iag0_stall</text:p>
          </table:table-cell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diag1_stall</text:p>
          </table:table-cell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iag1_index</text:p>
          </table:table-cell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diag1_onstate</text:p>
          </table:table-cell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diag1_steps_skipped</text:p>
          </table:table-cell>
          <table:table-cell table:style-name="ce5" table:formula="of:=IF(BITAND([.$C$3];(1*(2^[.A15])))&gt;0;1;0)" office:value-type="float" office:value="1" calcext:value-type="float">
            <text:p>1</text:p>
          </table:table-cell>
          <table:table-cell office:value-type="string" calcext:value-type="string">
            <text:p>LOST_STEP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diag0_int_pushpull</text:p>
          </table:table-cell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diag1_pushpull</text:p>
          </table:table-cell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small_hysteresis</text:p>
          </table:table-cell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stop_enable</text:p>
          </table:table-cell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irect_mode</text:p>
          </table:table-cell>
          <table:table-cell table:style-name="ce5" table:formula="of:=IF(BITAND([.$C$3];(1*(2^[.A2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est_mode</text:p>
          </table:table-cell>
          <table:table-cell table:style-name="ce5" table:formula="of:=IF(BITAND([.$C$3];(1*(2^[.A2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3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CCTR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CCTRL</text:p>
          </table:table-cell>
          <table:table-cell table:style-name="ce4" office:value-type="float" office:value="131097" calcext:value-type="float">
            <text:p>131097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10">
            <text:p>DC_TIME</text:p>
          </table:table-cell>
          <table:table-cell table:style-name="ce5" table:formula="of:=IF(BITAND([.$C$3];(1*(2^[.A4])))&gt;0;1;0)" office:value-type="float" office:value="1" calcext:value-type="float">
            <text:p>1</text:p>
          </table:table-cell>
          <table:table-cell table:formula="of:=BITAND([.$C$3];1023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covered-table-cell/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/>
          <table:table-cell table:style-name="ce5" table:formula="of:=IF(BITAND([.$C$3];(1*(2^[.A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/>
          <table:table-cell table:style-name="ce5" table:formula="of:=IF(BITAND([.$C$3];(1*(2^[.A7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/>
          <table:table-cell table:style-name="ce5" table:formula="of:=IF(BITAND([.$C$3];(1*(2^[.A8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/>
          <table:table-cell table:style-name="ce5" table:formula="of:=IF(BITAND([.$C$3];(1*(2^[.A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/>
          <table:table-cell table:style-name="ce5" table:formula="of:=IF(BITAND([.$C$3];(1*(2^[.A1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/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covered-table-cell/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covered-table-cell/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5" table:formula="of:=IF(BITAND([.$C$3];(1*(2^[.A1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16">
            <text:p>DC_SG</text:p>
          </table:table-cell>
          <table:table-cell table:style-name="ce5" table:formula="of:=IF(BITAND([.$C$3];(1*(2^[.A20])))&gt;0;1;0)" office:value-type="float" office:value="0" calcext:value-type="float">
            <text:p>0</text:p>
          </table:table-cell>
          <table:table-cell table:formula="of:=BITRSHIFT([.$C$3];16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/>
          <table:table-cell table:style-name="ce5" table:formula="of:=IF(BITAND([.$C$3];(1*(2^[.A21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table:style-name="ce5" table:formula="of:=IF(BITAND([.$C$3];(1*(2^[.A2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table:style-name="ce5" table:formula="of:=IF(BITAND([.$C$3];(1*(2^[.A2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/>
          <table:table-cell table:style-name="ce5" table:formula="of:=IF(BITAND([.$C$3];(1*(2^[.A2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covered-table-cell/>
          <table:table-cell table:style-name="ce5" table:formula="of:=IF(BITAND([.$C$3];(1*(2^[.A2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covered-table-cell/>
          <table:table-cell table:style-name="ce5" table:formula="of:=IF(BITAND([.$C$3];(1*(2^[.A2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covered-table-cell/>
          <table:table-cell table:style-name="ce5" table:formula="of:=IF(BITAND([.$C$3];(1*(2^[.A2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covered-table-cell/>
          <table:table-cell table:style-name="ce5" table:formula="of:=IF(BITAND([.$C$3];(1*(2^[.A2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covered-table-cell/>
          <table:table-cell table:style-name="ce5" table:formula="of:=IF(BITAND([.$C$3];(1*(2^[.A2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covered-table-cell/>
          <table:table-cell table:style-name="ce5" table:formula="of:=IF(BITAND([.$C$3];(1*(2^[.A3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covered-table-cell/>
          <table:table-cell table:style-name="ce5" table:formula="of:=IF(BITAND([.$C$3];(1*(2^[.A3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covered-table-cell/>
          <table:table-cell table:style-name="ce5" table:formula="of:=IF(BITAND([.$C$3];(1*(2^[.A3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covered-table-cell/>
          <table:table-cell table:style-name="ce5" table:formula="of:=IF(BITAND([.$C$3];(1*(2^[.A3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covered-table-cell/>
          <table:table-cell table:style-name="ce5" table:formula="of:=IF(BITAND([.$C$3];(1*(2^[.A3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covered-table-cell/>
          <table:table-cell table:style-name="ce5" table:formula="of:=IF(BITAND([.$C$3];(1*(2^[.A3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table:style-name="ce5"/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RV_STATUS" table:style-name="ta1">
        <table:table-column table:style-name="co1" table:default-cell-style-name="Default"/>
        <table:table-column table:style-name="co2" table:default-cell-style-name="ce2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RV_STATUS</text:p>
          </table:table-cell>
          <table:table-cell table:style-name="ce4" office:value-type="float" office:value="2147614720" calcext:value-type="float">
            <text:p>214761472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10">
            <text:p>SG_RESULT</text:p>
          </table:table-cell>
          <table:table-cell table:style-name="ce5" table:formula="of:=IF(BITAND([.$C$3];(1*(2^[.A4])))&gt;0;1;0)" office:value-type="float" office:value="0" calcext:value-type="float">
            <text:p>0</text:p>
          </table:table-cell>
          <table:table-cell table:formula="of:=BITAND([.$C$3];1023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covered-table-cell/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/>
          <table:table-cell table:style-name="ce5" table:formula="of:=IF(BITAND([.$C$3];(1*(2^[.A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/>
          <table:table-cell table:style-name="ce5" table:formula="of:=IF(BITAND([.$C$3];(1*(2^[.A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/>
          <table:table-cell table:style-name="ce5" table:formula="of:=IF(BITAND([.$C$3];(1*(2^[.A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/>
          <table:table-cell table:style-name="ce5" table:formula="of:=IF(BITAND([.$C$3];(1*(2^[.A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/>
          <table:table-cell table:style-name="ce5" table:formula="of:=IF(BITAND([.$C$3];(1*(2^[.A1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/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covered-table-cell/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covered-table-cell/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5" table:formula="of:=IF(BITAND([.$C$3];(1*(2^[.A1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sactive</text:p>
          </table:table-cell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5">
            <text:p>CS_ACTUAL</text:p>
          </table:table-cell>
          <table:table-cell table:style-name="ce5" table:formula="of:=IF(BITAND([.$C$3];(1*(2^[.A20])))&gt;0;1;0)" office:value-type="float" office:value="0" calcext:value-type="float">
            <text:p>0</text:p>
          </table:table-cell>
          <table:table-cell table:formula="of:=BITAND(BITRSHIFT([.$C$3];16);31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/>
          <table:table-cell table:style-name="ce5" table:formula="of:=IF(BITAND([.$C$3];(1*(2^[.A21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table:style-name="ce5" table:formula="of:=IF(BITAND([.$C$3];(1*(2^[.A2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table:style-name="ce5" table:formula="of:=IF(BITAND([.$C$3];(1*(2^[.A2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/>
          <table:table-cell table:style-name="ce5" table:formula="of:=IF(BITAND([.$C$3];(1*(2^[.A2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5" table:formula="of:=IF(BITAND([.$C$3];(1*(2^[.A2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5" table:formula="of:=IF(BITAND([.$C$3];(1*(2^[.A2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5" table:formula="of:=IF(BITAND([.$C$3];(1*(2^[.A2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StallGuard</text:p>
          </table:table-cell>
          <table:table-cell table:style-name="ce5" table:formula="of:=IF(BITAND([.$C$3];(1*(2^[.A2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ot</text:p>
          </table:table-cell>
          <table:table-cell table:style-name="ce5" table:formula="of:=IF(BITAND([.$C$3];(1*(2^[.A2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otpw</text:p>
          </table:table-cell>
          <table:table-cell table:style-name="ce5" table:formula="of:=IF(BITAND([.$C$3];(1*(2^[.A3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s2ga</text:p>
          </table:table-cell>
          <table:table-cell table:style-name="ce5" table:formula="of:=IF(BITAND([.$C$3];(1*(2^[.A3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s2gb</text:p>
          </table:table-cell>
          <table:table-cell table:style-name="ce5" table:formula="of:=IF(BITAND([.$C$3];(1*(2^[.A3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ola</text:p>
          </table:table-cell>
          <table:table-cell table:style-name="ce5" table:formula="of:=IF(BITAND([.$C$3];(1*(2^[.A3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olb</text:p>
          </table:table-cell>
          <table:table-cell table:style-name="ce5" table:formula="of:=IF(BITAND([.$C$3];(1*(2^[.A3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stst</text:p>
          </table:table-cell>
          <table:table-cell table:style-name="ce5" table:formula="of:=IF(BITAND([.$C$3];(1*(2^[.A35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table:style-name="ce5"/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STAT" table:style-name="ta1">
        <table:table-column table:style-name="co1" table:default-cell-style-name="Default"/>
        <table:table-column table:style-name="co2" table:default-cell-style-name="ce2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STA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reset</text:p>
          </table:table-cell>
          <table:table-cell table:style-name="ce5" table:formula="of:=IF(BITAND([.$C$3];(1*(2^[.A4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rv_err</text:p>
          </table:table-cell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v_cp</text:p>
          </table:table-cell>
          <table:table-cell table:style-name="ce5" table:formula="of:=IF(BITAND([.$C$3];(1*(2^[.A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5" table:formula="of:=IF(BITAND([.$C$3];(1*(2^[.A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5" table:formula="of:=IF(BITAND([.$C$3];(1*(2^[.A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5" table:formula="of:=IF(BITAND([.$C$3];(1*(2^[.A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5" table:formula="of:=IF(BITAND([.$C$3];(1*(2^[.A1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5" table:formula="of:=IF(BITAND([.$C$3];(1*(2^[.A1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5" table:formula="of:=IF(BITAND([.$C$3];(1*(2^[.A2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5" table:formula="of:=IF(BITAND([.$C$3];(1*(2^[.A2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5" table:formula="of:=IF(BITAND([.$C$3];(1*(2^[.A2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5" table:formula="of:=IF(BITAND([.$C$3];(1*(2^[.A2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5" table:formula="of:=IF(BITAND([.$C$3];(1*(2^[.A2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5" table:formula="of:=IF(BITAND([.$C$3];(1*(2^[.A2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5" table:formula="of:=IF(BITAND([.$C$3];(1*(2^[.A2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5" table:formula="of:=IF(BITAND([.$C$3];(1*(2^[.A2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5" table:formula="of:=IF(BITAND([.$C$3];(1*(2^[.A2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5" table:formula="of:=IF(BITAND([.$C$3];(1*(2^[.A2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5" table:formula="of:=IF(BITAND([.$C$3];(1*(2^[.A3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5" table:formula="of:=IF(BITAND([.$C$3];(1*(2^[.A3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5" table:formula="of:=IF(BITAND([.$C$3];(1*(2^[.A3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5" table:formula="of:=IF(BITAND([.$C$3];(1*(2^[.A3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5" table:formula="of:=IF(BITAND([.$C$3];(1*(2^[.A3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5" table:formula="of:=IF(BITAND([.$C$3];(1*(2^[.A3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table:style-name="ce5"/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OIN" table:style-name="ta1">
        <table:table-column table:style-name="co1" table:default-cell-style-name="Default"/>
        <table:table-column table:style-name="co2" table:default-cell-style-name="ce2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OIN</text:p>
          </table:table-cell>
          <table:table-cell table:style-name="ce4" office:value-type="float" office:value="285212792" calcext:value-type="float">
            <text:p>285212792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STEP</text:p>
          </table:table-cell>
          <table:table-cell table:style-name="ce5" table:formula="of:=IF(BITAND([.$C$3];(1*(2^[.A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IR</text:p>
          </table:table-cell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CEN_CFG4</text:p>
          </table:table-cell>
          <table:table-cell table:style-name="ce5" table:formula="of:=IF(BITAND([.$C$3];(1*(2^[.A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CIN_CFG5</text:p>
          </table:table-cell>
          <table:table-cell table:style-name="ce5" table:formula="of:=IF(BITAND([.$C$3];(1*(2^[.A7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RV_ENN_CFG6</text:p>
          </table:table-cell>
          <table:table-cell table:style-name="ce5" table:formula="of:=IF(BITAND([.$C$3];(1*(2^[.A8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CO</text:p>
          </table:table-cell>
          <table:table-cell table:style-name="ce5" table:formula="of:=IF(BITAND([.$C$3];(1*(2^[.A9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5" table:formula="of:=IF(BITAND([.$C$3];(1*(2^[.A10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5" table:formula="of:=IF(BITAND([.$C$3];(1*(2^[.A1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5" table:formula="of:=IF(BITAND([.$C$3];(1*(2^[.A2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5" table:formula="of:=IF(BITAND([.$C$3];(1*(2^[.A2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5" table:formula="of:=IF(BITAND([.$C$3];(1*(2^[.A2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5" table:formula="of:=IF(BITAND([.$C$3];(1*(2^[.A2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5" table:formula="of:=IF(BITAND([.$C$3];(1*(2^[.A2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5" table:formula="of:=IF(BITAND([.$C$3];(1*(2^[.A2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5" table:formula="of:=IF(BITAND([.$C$3];(1*(2^[.A2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5" table:formula="of:=IF(BITAND([.$C$3];(1*(2^[.A2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string" calcext:value-type="string" table:number-columns-spanned="1" table:number-rows-spanned="8">
            <text:p>VERSION</text:p>
          </table:table-cell>
          <table:table-cell table:style-name="ce5" table:formula="of:=IF(BITAND([.$C$3];(1*(2^[.A28])))&gt;0;1;0)" office:value-type="float" office:value="1" calcext:value-type="float">
            <text:p>1</text:p>
          </table:table-cell>
          <table:table-cell table:formula="of:=BITAND(BITRSHIFT([.$C$3];24);255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covered-table-cell/>
          <table:table-cell table:style-name="ce5" table:formula="of:=IF(BITAND([.$C$3];(1*(2^[.A2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covered-table-cell/>
          <table:table-cell table:style-name="ce5" table:formula="of:=IF(BITAND([.$C$3];(1*(2^[.A3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covered-table-cell/>
          <table:table-cell table:style-name="ce5" table:formula="of:=IF(BITAND([.$C$3];(1*(2^[.A3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covered-table-cell/>
          <table:table-cell table:style-name="ce5" table:formula="of:=IF(BITAND([.$C$3];(1*(2^[.A32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covered-table-cell/>
          <table:table-cell table:style-name="ce5" table:formula="of:=IF(BITAND([.$C$3];(1*(2^[.A3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covered-table-cell/>
          <table:table-cell table:style-name="ce5" table:formula="of:=IF(BITAND([.$C$3];(1*(2^[.A3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covered-table-cell/>
          <table:table-cell table:style-name="ce5" table:formula="of:=IF(BITAND([.$C$3];(1*(2^[.A3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table:style-name="ce5"/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XDIRECT" table:style-name="ta1">
        <table:table-column table:style-name="co1" table:default-cell-style-name="Default"/>
        <table:table-column table:style-name="co2" table:default-cell-style-name="ce2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XDIRECT</text:p>
          </table:table-cell>
          <table:table-cell table:style-name="ce4" office:value-type="float" office:value="2147614720" calcext:value-type="float">
            <text:p>214761472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9">
            <text:p>Coil A</text:p>
          </table:table-cell>
          <table:table-cell table:style-name="ce5" table:formula="of:=IF(BITAND([.$C$3];(1*(2^[.A4])))&gt;0;1;0)" office:value-type="float" office:value="0" calcext:value-type="float">
            <text:p>0</text:p>
          </table:table-cell>
          <table:table-cell table:formula="of:=BITAND([.$C$3];511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covered-table-cell/>
          <table:table-cell table:style-name="ce5" table:formula="of:=IF(BITAND([.$C$3];(1*(2^[.A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/>
          <table:table-cell table:style-name="ce5" table:formula="of:=IF(BITAND([.$C$3];(1*(2^[.A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/>
          <table:table-cell table:style-name="ce5" table:formula="of:=IF(BITAND([.$C$3];(1*(2^[.A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/>
          <table:table-cell table:style-name="ce5" table:formula="of:=IF(BITAND([.$C$3];(1*(2^[.A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/>
          <table:table-cell table:style-name="ce5" table:formula="of:=IF(BITAND([.$C$3];(1*(2^[.A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/>
          <table:table-cell table:style-name="ce5" table:formula="of:=IF(BITAND([.$C$3];(1*(2^[.A1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/>
          <table:table-cell table:style-name="ce5" table:formula="of:=IF(BITAND([.$C$3];(1*(2^[.A1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covered-table-cell/>
          <table:table-cell table:style-name="ce5" table:formula="of:=IF(BITAND([.$C$3];(1*(2^[.A1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5" table:formula="of:=IF(BITAND([.$C$3];(1*(2^[.A1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5" table:formula="of:=IF(BITAND([.$C$3];(1*(2^[.A1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5" table:formula="of:=IF(BITAND([.$C$3];(1*(2^[.A1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5" table:formula="of:=IF(BITAND([.$C$3];(1*(2^[.A1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5" table:formula="of:=IF(BITAND([.$C$3];(1*(2^[.A1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5" table:formula="of:=IF(BITAND([.$C$3];(1*(2^[.A18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5" table:formula="of:=IF(BITAND([.$C$3];(1*(2^[.A1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9">
            <text:p>Coil B</text:p>
          </table:table-cell>
          <table:table-cell table:style-name="ce5" table:formula="of:=IF(BITAND([.$C$3];(1*(2^[.A20])))&gt;0;1;0)" office:value-type="float" office:value="0" calcext:value-type="float">
            <text:p>0</text:p>
          </table:table-cell>
          <table:table-cell table:formula="of:=BITAND(BITRSHIFT([.$C$3];16);511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/>
          <table:table-cell table:style-name="ce5" table:formula="of:=IF(BITAND([.$C$3];(1*(2^[.A21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table:style-name="ce5" table:formula="of:=IF(BITAND([.$C$3];(1*(2^[.A2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table:style-name="ce5" table:formula="of:=IF(BITAND([.$C$3];(1*(2^[.A2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/>
          <table:table-cell table:style-name="ce5" table:formula="of:=IF(BITAND([.$C$3];(1*(2^[.A2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covered-table-cell/>
          <table:table-cell table:style-name="ce5" table:formula="of:=IF(BITAND([.$C$3];(1*(2^[.A25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covered-table-cell/>
          <table:table-cell table:style-name="ce5" table:formula="of:=IF(BITAND([.$C$3];(1*(2^[.A26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covered-table-cell/>
          <table:table-cell table:style-name="ce5" table:formula="of:=IF(BITAND([.$C$3];(1*(2^[.A27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covered-table-cell table:style-name="ce6"/>
          <table:table-cell table:style-name="ce5" table:formula="of:=IF(BITAND([.$C$3];(1*(2^[.A28])))&gt;0;1;0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5" table:formula="of:=IF(BITAND([.$C$3];(1*(2^[.A29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5" table:formula="of:=IF(BITAND([.$C$3];(1*(2^[.A30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5" table:formula="of:=IF(BITAND([.$C$3];(1*(2^[.A31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5" table:formula="of:=IF(BITAND([.$C$3];(1*(2^[.A32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5" table:formula="of:=IF(BITAND([.$C$3];(1*(2^[.A33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5" table:formula="of:=IF(BITAND([.$C$3];(1*(2^[.A34])))&gt;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5" table:formula="of:=IF(BITAND([.$C$3];(1*(2^[.A35])))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table:style-name="ce5"/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11:44:15.566000000</meta:creation-date>
    <dc:date>2023-11-10T18:21:53.437000000</dc:date>
    <meta:editing-duration>PT4H16M39S</meta:editing-duration>
    <meta:editing-cycles>15</meta:editing-cycles>
    <meta:generator>LibreOffice/7.3.2.2$Windows_X86_64 LibreOffice_project/49f2b1bff42cfccbd8f788c8dc32c1c309559be0</meta:generator>
    <meta:document-statistic meta:table-count="6" meta:cell-count="433" meta:object-count="0"/>
  </office:meta>
</office:document-meta>
</file>